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color="#c9211e"/>
    </style:style>
    <style:style style:name="T2" style:family="text">
      <style:text-properties fo:color="#127622"/>
    </style:style>
    <style:style style:name="T3" style:family="text">
      <style:text-properties fo:color="#5b277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<text:span text:style-name="T1">Top 5 Python Interview Questions (with Real-Life Analogies)</text:span></text:span></text:h>
      <text:p text:style-name="Text_20_body"/>
      <text:h text:style-name="Heading_20_2" text:outline-level="2"><text:span text:style-name="T3">✅ </text:span><text:span text:style-name="Strong_20_Emphasis"><text:span text:style-name="T3">Question 1: What is the difference between List, Tuple, and Set?</text:span></text:span></text:h>
      <text:h text:style-name="Heading_20_3" text:outline-level="3"><text:span text:style-name="Strong_20_Emphasis"/></text:h>
      <text:p text:style-name="Text_20_body">In Python, <text:span text:style-name="Strong_20_Emphasis">List</text:span>, <text:span text:style-name="Strong_20_Emphasis">Tuple</text:span>, and <text:span text:style-name="Strong_20_Emphasis">Set</text:span> are three different ways to store collections of items, but they behave differently.</text:p>
      <text:list xml:id="list3798510603" text:style-name="L1">
        <text:list-item>
          <text:p text:style-name="P1">A <text:span text:style-name="Strong_20_Emphasis">List</text:span> allows you to store multiple items in a specific order, and you can <text:span text:style-name="Strong_20_Emphasis">modify</text:span> them anytime — meaning you can add, remove, or change elements. It's like carrying an open shopping bag where you can keep adding or removing things freely.</text:p>
        </text:list-item>
        <text:list-item>
          <text:p text:style-name="P1">A <text:span text:style-name="Strong_20_Emphasis">Tuple</text:span> also stores items in a specific order, but once it's created, it <text:span text:style-name="Strong_20_Emphasis">cannot be changed</text:span>. It's like a <text:span text:style-name="Strong_20_Emphasis">sealed gift box</text:span> — you packed it once and can only read what's inside, not change it.</text:p>
        </text:list-item>
        <text:list-item>
          <text:p text:style-name="P1">A <text:span text:style-name="Strong_20_Emphasis">Set</text:span>, on the other hand, is a collection where items are <text:span text:style-name="Strong_20_Emphasis">unordered</text:span> and <text:span text:style-name="Strong_20_Emphasis">duplicates are not allowed</text:span>. Think of it like an <text:span text:style-name="Strong_20_Emphasis">attendance register</text:span> — each student’s name appears only once, and it doesn’t matter in which order.</text:p>
        </text:list-item>
      </text:list>
      <text:h text:style-name="Heading_20_3" text:outline-level="3"><text:span text:style-name="T5">💡 </text:span><text:span text:style-name="Strong_20_Emphasis"><text:span text:style-name="T5">Trick to Remember:</text:span></text:span></text:h>
      <text:p text:style-name="Quotations">"<text:span text:style-name="Strong_20_Emphasis">List Loves Change, Tuple is Tight, Set is Selective</text:span>"</text:p>
      <text:h text:style-name="Heading_20_3" text:outline-level="3">🧪 <text:span text:style-name="Strong_20_Emphasis">Code Example:</text:span></text:h>
      <text:p text:style-name="Preformatted_20_Text"><text:span text:style-name="Source_20_Text">my_list = [1, 2, 2] <text:s text:c="4"/># List allows duplicates and can be changed</text:span></text:p>
      <text:p text:style-name="Preformatted_20_Text"><text:span text:style-name="Source_20_Text">my_tuple = (1, 2, 2) <text:s text:c="3"/># Tuple allows duplicates but cannot be changed</text:span></text:p>
      <text:p text:style-name="Preformatted_20_Text"><text:span text:style-name="Source_20_Text">my_set = {1, 2, 2} <text:s text:c="5"/># Set removes duplicates automatically</text:span></text:p>
      <text:p text:style-name="Preformatted_20_Text"/>
      <text:p text:style-name="P4"><text:span text:style-name="Source_20_Text">print(my_set) <text:s text:c="10"/># Output: {1, 2}</text:span></text:p>
      <text:p text:style-name="Horizontal_20_Line"/>
      <text:h text:style-name="Heading_20_2" text:outline-level="2"><text:span text:style-name="T3">✅ </text:span><text:span text:style-name="Strong_20_Emphasis"><text:span text:style-name="T3">Question 2: What is </text:span></text:span><text:span text:style-name="Strong_20_Emphasis"><text:span text:style-name="Source_20_Text"><text:span text:style-name="T3">self</text:span></text:span></text:span><text:span text:style-name="Strong_20_Emphasis"><text:span text:style-name="T3"> in Python Classes?</text:span></text:span></text:h>
      <text:h text:style-name="Heading_20_3" text:outline-level="3">📘 <text:span text:style-name="Strong_20_Emphasis">Explanation:</text:span></text:h>
      <text:p text:style-name="Text_20_body">The keyword <text:span text:style-name="Source_20_Text">self</text:span> in Python is used inside class methods to refer to the current object. It helps you access instance variables and methods that belong to the object.</text:p>
      <text:h text:style-name="Heading_20_3" text:outline-level="3"><text:soft-page-break/><text:span text:style-name="Strong_20_Emphasis"/></text:h>
      <text:p text:style-name="Text_20_body">Think of <text:span text:style-name="Source_20_Text">self</text:span> as an <text:span text:style-name="Strong_20_Emphasis">ID card</text:span> that every student carries. It has their name, age, roll number — and when someone wants to refer to their own details inside the class, they show their ID card. That ID card is <text:span text:style-name="Source_20_Text">self</text:span>.</text:p>
      <text:h text:style-name="Heading_20_3" text:outline-level="3"><text:span text:style-name="T5">💡 </text:span><text:span text:style-name="Strong_20_Emphasis"><text:span text:style-name="T5">Trick to Remember:</text:span></text:span></text:h>
      <text:p text:style-name="Quotations"><text:span text:style-name="Strong_20_Emphasis">"</text:span><text:span text:style-name="Strong_20_Emphasis"><text:span text:style-name="Source_20_Text">self</text:span></text:span><text:span text:style-name="Strong_20_Emphasis"> = Your own ID card inside the class"</text:span></text:p>
      <text:h text:style-name="Heading_20_3" text:outline-level="3">🧪 <text:span text:style-name="Strong_20_Emphasis">Code Example:</text:span></text:h>
      <text:p text:style-name="Preformatted_20_Text"><text:span text:style-name="Source_20_Text">class Student:</text:span></text:p>
      <text:p text:style-name="Preformatted_20_Text"><text:span text:style-name="Source_20_Text"><text:s text:c="4"/>def __init__(self, name):</text:span></text:p>
      <text:p text:style-name="Preformatted_20_Text"><text:span text:style-name="Source_20_Text"><text:s text:c="8"/>self.name = name</text:span></text:p>
      <text:p text:style-name="Preformatted_20_Text"/>
      <text:p text:style-name="Preformatted_20_Text"><text:span text:style-name="Source_20_Text">s1 = Student("Amit")</text:span></text:p>
      <text:p text:style-name="P4"><text:span text:style-name="Source_20_Text">print(s1.name) <text:s/># Output: Amit</text:span></text:p>
      <text:p text:style-name="Horizontal_20_Line"/>
      <text:h text:style-name="Heading_20_2" text:outline-level="2"><text:span text:style-name="T3">✅ </text:span><text:span text:style-name="Strong_20_Emphasis"><text:span text:style-name="T3">Question 3: What is the </text:span></text:span><text:span text:style-name="Strong_20_Emphasis"><text:span text:style-name="Source_20_Text"><text:span text:style-name="T3">__init__()</text:span></text:span></text:span><text:span text:style-name="Strong_20_Emphasis"><text:span text:style-name="T3"> Constructor?</text:span></text:span></text:h>
      <text:h text:style-name="Heading_20_3" text:outline-level="3">📘 <text:span text:style-name="Strong_20_Emphasis">Explanation:</text:span></text:h>
      <text:p text:style-name="Text_20_body">The <text:span text:style-name="Source_20_Text">__init__()</text:span> method is a special function in Python that is automatically called when a new object is created. It is used to initialize (i.e., set up) the object’s data like name, age, or other properties.</text:p>
      <text:h text:style-name="Heading_20_3" text:outline-level="3"><text:span text:style-name="Strong_20_Emphasis"/></text:h>
      <text:p text:style-name="Text_20_body">Imagine a student takes admission in a school. As soon as they are registered, a form is automatically filled with their details — name, class, age, etc.<text:line-break/>That automatic process is exactly what <text:span text:style-name="Source_20_Text">__init__()</text:span> does — it initializes the data as soon as the object is created.</text:p>
      <text:h text:style-name="Heading_20_3" text:outline-level="3"><text:span text:style-name="T5">💡 </text:span><text:span text:style-name="Strong_20_Emphasis"><text:span text:style-name="T5">Trick to Remember:</text:span></text:span></text:h>
      <text:p text:style-name="Quotations"><text:span text:style-name="Strong_20_Emphasis">"</text:span><text:span text:style-name="Strong_20_Emphasis"><text:span text:style-name="Source_20_Text">__init__()</text:span></text:span><text:span text:style-name="Strong_20_Emphasis"> = Auto Form Fill at Entry Gate"</text:span></text:p>
      <text:h text:style-name="Heading_20_3" text:outline-level="3">🧪 <text:span text:style-name="Strong_20_Emphasis">Code Example:</text:span></text:h>
      <text:p text:style-name="Preformatted_20_Text"><text:span text:style-name="Source_20_Text">class Student:</text:span></text:p>
      <text:p text:style-name="Preformatted_20_Text"><text:span text:style-name="Source_20_Text"><text:s text:c="4"/>def __init__(self, name, age):</text:span></text:p>
      <text:p text:style-name="Preformatted_20_Text"><text:span text:style-name="Source_20_Text"><text:s text:c="8"/>self.name = name</text:span></text:p>
      <text:p text:style-name="Preformatted_20_Text"><text:span text:style-name="Source_20_Text"><text:s text:c="8"/>self.age = age</text:span></text:p>
      <text:p text:style-name="Preformatted_20_Text"/>
      <text:p text:style-name="Preformatted_20_Text"><text:span text:style-name="Source_20_Text">s1 = Student("Amit", 21)</text:span></text:p>
      <text:p text:style-name="P4"><text:span text:style-name="Source_20_Text">print(s1.name, s1.age) <text:s/># Output: Amit 21</text:span></text:p>
      <text:p text:style-name="Horizontal_20_Line"/>
      <text:h text:style-name="Heading_20_2" text:outline-level="2"><text:soft-page-break/><text:span text:style-name="T3">✅ </text:span><text:span text:style-name="Strong_20_Emphasis"><text:span text:style-name="T3">Question 4: Difference between </text:span></text:span><text:span text:style-name="Strong_20_Emphasis"><text:span text:style-name="Source_20_Text"><text:span text:style-name="T3">is</text:span></text:span></text:span><text:span text:style-name="Strong_20_Emphasis"><text:span text:style-name="T3"> and </text:span></text:span><text:span text:style-name="Strong_20_Emphasis"><text:span text:style-name="Source_20_Text"><text:span text:style-name="T3">==</text:span></text:span></text:span></text:h>
      <text:h text:style-name="Heading_20_3" text:outline-level="3">📘 <text:span text:style-name="Strong_20_Emphasis">Explanation:</text:span></text:h>
      <text:p text:style-name="Text_20_body">In Python, <text:span text:style-name="Source_20_Text">==</text:span> is used to <text:span text:style-name="Strong_20_Emphasis">compare values</text:span>, while <text:span text:style-name="Source_20_Text">is</text:span> is used to <text:span text:style-name="Strong_20_Emphasis">compare memory locations</text:span> (i.e., whether two variables point to the same object).</text:p>
      <text:h text:style-name="Heading_20_3" text:outline-level="3"><text:span text:style-name="Strong_20_Emphasis"/></text:h>
      <text:p text:style-name="Text_20_body">Imagine two people who look exactly the same — they’re identical twins. That’s <text:span text:style-name="Source_20_Text">==</text:span>.<text:line-break/>But if you ask whether they are the <text:span text:style-name="Strong_20_Emphasis">same person</text:span>, the answer is no — they’re different individuals. That’s <text:span text:style-name="Source_20_Text">is</text:span>.</text:p>
      <text:h text:style-name="Heading_20_3" text:outline-level="3"><text:span text:style-name="T5">💡 </text:span><text:span text:style-name="Strong_20_Emphasis"><text:span text:style-name="T5">Trick to Remember:</text:span></text:span></text:h>
      <text:p text:style-name="Quotations"><text:span text:style-name="Strong_20_Emphasis">"</text:span><text:span text:style-name="Strong_20_Emphasis"><text:span text:style-name="Source_20_Text">==</text:span></text:span><text:span text:style-name="Strong_20_Emphasis"> means same face, </text:span><text:span text:style-name="Strong_20_Emphasis"><text:span text:style-name="Source_20_Text">is</text:span></text:span><text:span text:style-name="Strong_20_Emphasis"> means same person"</text:span></text:p>
      <text:h text:style-name="Heading_20_3" text:outline-level="3">🧪 <text:span text:style-name="Strong_20_Emphasis">Code Example:</text:span></text:h>
      <text:p text:style-name="Preformatted_20_Text"><text:span text:style-name="Source_20_Text">a = [1, 2]</text:span></text:p>
      <text:p text:style-name="Preformatted_20_Text"><text:span text:style-name="Source_20_Text">b = [1, 2]</text:span></text:p>
      <text:p text:style-name="Preformatted_20_Text"/>
      <text:p text:style-name="Preformatted_20_Text"><text:span text:style-name="Source_20_Text">print(a == b) <text:s/># True (values are same)</text:span></text:p>
      <text:p text:style-name="P4"><text:span text:style-name="Source_20_Text">print(a is b) <text:s/># False (different memory locations)</text:span></text:p>
      <text:p text:style-name="Horizontal_20_Line"/>
      <text:h text:style-name="Heading_20_2" text:outline-level="2"><text:span text:style-name="T3">✅ </text:span><text:span text:style-name="Strong_20_Emphasis"><text:span text:style-name="T3">Question 5: Difference between </text:span></text:span><text:span text:style-name="Strong_20_Emphasis"><text:span text:style-name="Source_20_Text"><text:span text:style-name="T3">break</text:span></text:span></text:span><text:span text:style-name="Strong_20_Emphasis"><text:span text:style-name="T3">, </text:span></text:span><text:span text:style-name="Strong_20_Emphasis"><text:span text:style-name="Source_20_Text"><text:span text:style-name="T3">continue</text:span></text:span></text:span><text:span text:style-name="Strong_20_Emphasis"><text:span text:style-name="T3">, and </text:span></text:span><text:span text:style-name="Strong_20_Emphasis"><text:span text:style-name="Source_20_Text"><text:span text:style-name="T3">pass</text:span></text:span></text:span></text:h>
      <text:h text:style-name="Heading_20_3" text:outline-level="3"><text:span text:style-name="T3">📘 </text:span><text:span text:style-name="Strong_20_Emphasis"><text:span text:style-name="T3">Expla</text:span></text:span><text:span text:style-name="Strong_20_Emphasis">nation:</text:span></text:h>
      <text:list xml:id="list578156580" text:style-name="L2">
        <text:list-item>
          <text:p text:style-name="P2"><text:span text:style-name="Source_20_Text">break</text:span>: Exits the loop completely</text:p>
        </text:list-item>
        <text:list-item>
          <text:p text:style-name="P2"><text:span text:style-name="Source_20_Text">continue</text:span>: Skips the current iteration and moves to the next</text:p>
        </text:list-item>
        <text:list-item>
          <text:p text:style-name="P2"><text:span text:style-name="Source_20_Text">pass</text:span>: Does nothing — it’s just a placeholder</text:p>
        </text:list-item>
      </text:list>
      <text:h text:style-name="Heading_20_3" text:outline-level="3"><text:span text:style-name="Strong_20_Emphasis"/></text:h>
      <text:list xml:id="list713959764" text:style-name="L3">
        <text:list-item>
          <text:p text:style-name="P3"><text:span text:style-name="Source_20_Text">break</text:span> is like <text:span text:style-name="Strong_20_Emphasis">leaving the classroom suddenly</text:span> — the loop ends.</text:p>
        </text:list-item>
        <text:list-item>
          <text:p text:style-name="P3"><text:span text:style-name="Source_20_Text">continue</text:span> is like <text:span text:style-name="Strong_20_Emphasis">skipping today’s class but coming back tomorrow</text:span> — next iteration continues.</text:p>
        </text:list-item>
        <text:list-item>
          <text:p text:style-name="P3"><text:span text:style-name="Source_20_Text">pass</text:span> is like <text:span text:style-name="Strong_20_Emphasis">sitting silently while the teacher says nothing</text:span> — program moves on.</text:p>
        </text:list-item>
      </text:list>
      <text:h text:style-name="Heading_20_3" text:outline-level="3"><text:soft-page-break/><text:span text:style-name="T5">💡 </text:span><text:span text:style-name="Strong_20_Emphasis"><text:span text:style-name="T5">Trick to Remember:</text:span></text:span></text:h>
      <text:p text:style-name="Quotations"><text:span text:style-name="Strong_20_Emphasis">"Break = Exit the room, Continue = Skip this step, Pass = Stay silent"</text:span></text:p>
      <text:h text:style-name="Heading_20_3" text:outline-level="3">🧪 <text:span text:style-name="Strong_20_Emphasis">Code Example:</text:span></text:h>
      <text:p text:style-name="Preformatted_20_Text"><text:span text:style-name="Source_20_Text">for i in range(5):</text:span></text:p>
      <text:p text:style-name="Preformatted_20_Text"><text:span text:style-name="Source_20_Text"><text:s text:c="4"/>if i == 2:</text:span></text:p>
      <text:p text:style-name="Preformatted_20_Text"><text:span text:style-name="Source_20_Text"><text:s text:c="8"/>break</text:span></text:p>
      <text:p text:style-name="Preformatted_20_Text"><text:span text:style-name="Source_20_Text"><text:s text:c="4"/>print(i) <text:s/># Output: 0, 1</text:span></text:p>
      <text:p text:style-name="Preformatted_20_Text"/>
      <text:p text:style-name="Preformatted_20_Text"><text:span text:style-name="Source_20_Text">for i in range(5):</text:span></text:p>
      <text:p text:style-name="Preformatted_20_Text"><text:span text:style-name="Source_20_Text"><text:s text:c="4"/>if i == 2:</text:span></text:p>
      <text:p text:style-name="Preformatted_20_Text"><text:span text:style-name="Source_20_Text"><text:s text:c="8"/>continue</text:span></text:p>
      <text:p text:style-name="Preformatted_20_Text"><text:span text:style-name="Source_20_Text"><text:s text:c="4"/>print(i) <text:s/># Output: 0, 1, 3, 4</text:span></text:p>
      <text:p text:style-name="Preformatted_20_Text"/>
      <text:p text:style-name="Preformatted_20_Text"><text:span text:style-name="Source_20_Text">for i in range(5):</text:span></text:p>
      <text:p text:style-name="Preformatted_20_Text"><text:span text:style-name="Source_20_Text"><text:s text:c="4"/>if i == 2:</text:span></text:p>
      <text:p text:style-name="Preformatted_20_Text"><text:span text:style-name="Source_20_Text"><text:s text:c="8"/>pass</text:span></text:p>
      <text:p text:style-name="P4"><text:span text:style-name="Source_20_Text"><text:s text:c="4"/>print(i) <text:s/># Output: 0, 1, 2, 3, 4</text:span></text:p>
      <text:p text:style-name="Horizontal_20_Line"/>
      <text:h text:style-name="Heading_20_2" text:outline-level="2"><text:span text:style-name="Strong_20_Emphasi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11T14:59:55.335000000</meta:creation-date>
    <dc:date>2025-07-11T17:10:44.982000000</dc:date>
    <meta:editing-duration>PT2H39S</meta:editing-duration>
    <meta:editing-cycles>1</meta:editing-cycles>
    <meta:document-statistic meta:table-count="0" meta:image-count="0" meta:object-count="0" meta:page-count="4" meta:paragraph-count="72" meta:word-count="704" meta:character-count="3983" meta:non-whitespace-character-count="3239"/>
    <meta:generator>Neat_Office/6.2.8.2$Windows_x86 LibreOffice_project/</meta:generator>
  </office:meta>
</office:document-meta>
</file>